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Compose</text:p>
      <text:p text:style-name="Standard"/>
      <text:p text:style-name="Standard">_Introdução e instalação do Docker Compose_</text:p>
      <text:p text:style-name="Standard"/>
      <text:p text:style-name="Standard">Docker compose</text:p>
      <text:p text:style-name="Standard">Ferramenta desenvolvida para ajudar a definir e compartilhar aplicativos com vários contêiners. Com o Compose, você pode criar um arquivo YAML para definir os serviços e com um único comando, pode rodar todos os contêiners ou pará-los.</text:p>
      <text:p text:style-name="Standard"/>
      <text:p text:style-name="Standard">adminer: aplicação para gerenciar banco de dados</text:p>
      <text:p text:style-name="Standard"/>
      <text:p text:style-name="Standard">apt-get install -y docker-compose</text:p>
      <text:p text:style-name="Standard">Comando para instalar o docker compose</text:p>
      <text:p text:style-name="Standard"/>
      <text:p text:style-name="Standard">***********************</text:p>
      <text:p text:style-name="Standard"/>
      <text:p text:style-name="Standard">_Docker compose exemplo prático_</text:p>
      <text:p text:style-name="Standard"/>
      <text:p text:style-name="Standard">cd /data</text:p>
      <text:p text:style-name="Standard">mkdir mysql-C</text:p>
      <text:p text:style-name="Standard">Criação de diretório do mysql a ser informado depois no volumes</text:p>
      <text:p text:style-name="Standard"/>
      <text:p text:style-name="Standard">cd /</text:p>
      <text:p text:style-name="Standard">mkdir /compose</text:p>
      <text:p text:style-name="Standard">Criação de pasta para onde serão criados os arquivos de composição</text:p>
      <text:p text:style-name="Standard"/>
      <text:p text:style-name="Standard">cd /compose</text:p>
      <text:p text:style-name="Standard">mkdir primeiro</text:p>
      <text:p text:style-name="Standard">cd primeiro</text:p>
      <text:p text:style-name="Standard">Criação da pasta para a criação do primeiro arquivo compose</text:p>
      <text:p text:style-name="Standard"/>
      <text:p text:style-name="Standard">nano docker-compose.yml</text:p>
      <text:p text:style-name="Standard">Comando para criação do primeiro arquivo yaml compose</text:p>
      <text:p text:style-name="Standard"/>
      <text:p text:style-name="Standard">estrutura do arquivo:</text:p>
      <text:p text:style-name="Standard">---------------------</text:p>
      <text:p text:style-name="Standard"/>
      <text:p text:style-name="Standard">version: '3.8'</text:p>
      <text:p text:style-name="Standard"/>
      <text:p text:style-name="Standard">services:</text:p>
      <text:p text:style-name="Standard"><text:s text:c="2"/>mysqlsrv:</text:p>
      <text:p text:style-name="Standard"><text:s text:c="4"/>image: mysql:5.7</text:p>
      <text:p text:style-name="Standard"><text:s text:c="4"/>environment:</text:p>
      <text:p text:style-name="Standard"><text:s text:c="6"/>MYSQL_ROOT_PASSWORD: "Senha123"</text:p>
      <text:p text:style-name="Standard"><text:s text:c="6"/>MYSQL_DATABASE: "testedb"</text:p>
      <text:p text:style-name="Standard"><text:s text:c="4"/>ports:</text:p>
      <text:p text:style-name="Standard"><text:s text:c="6"/>- "3306:3306"</text:p>
      <text:p text:style-name="Standard"><text:s text:c="4"/>volumes:</text:p>
      <text:p text:style-name="Standard"><text:s text:c="6"/>- /data/mysql-C:/var/lib/mysql</text:p>
      <text:p text:style-name="Standard"><text:s text:c="4"/>networks:</text:p>
      <text:p text:style-name="Standard"><text:s text:c="6"/>- minha-rede</text:p>
      <text:p text:style-name="Standard"/>
      <text:p text:style-name="Standard"><text:soft-page-break/><text:s text:c="2"/>adminer:</text:p>
      <text:p text:style-name="Standard"><text:s text:c="4"/>image: adminer</text:p>
      <text:p text:style-name="Standard"><text:s text:c="4"/>ports:</text:p>
      <text:p text:style-name="Standard"><text:s text:c="6"/>- 8080:8080</text:p>
      <text:p text:style-name="Standard"><text:s text:c="4"/>networks:</text:p>
      <text:p text:style-name="Standard"><text:s text:c="6"/>- minha-rede</text:p>
      <text:p text:style-name="Standard"/>
      <text:p text:style-name="Standard">networks: </text:p>
      <text:p text:style-name="Standard"><text:s text:c="2"/>minha-rede:</text:p>
      <text:p text:style-name="Standard"><text:s text:c="4"/>driver: bridge</text:p>
      <text:p text:style-name="Standard"/>
      <text:p text:style-name="Standard">---------------------</text:p>
      <text:p text:style-name="Standard"/>
      <text:p text:style-name="Standard">docker-compose up -d</text:p>
      <text:p text:style-name="Standard">Comando para executar o yml e subir os conteiners</text:p>
      <text:p text:style-name="Standard"/>
      <text:p text:style-name="Standard">****************************</text:p>
      <text:p text:style-name="Standard"/>
      <text:p text:style-name="Standard">_docker compose down_</text:p>
      <text:p text:style-name="Standard"/>
      <text:p text:style-name="Standard">docker-compose down</text:p>
      <text:p text:style-name="Standard">Irá automaticamente parar os conteiner inicializados e removê-los</text:p>
      <text:p text:style-name="Standard"/>
      <text:p text:style-name="Standard">******************</text:p>
      <text:p text:style-name="Standard"/>
      <text:p text:style-name="Standard">_Exemplo PHP APACHE MYSQL_</text:p>
      <text:p text:style-name="Standard"/>
      <text:p text:style-name="Standard">cd /data</text:p>
      <text:p text:style-name="Standard">mkdir php</text:p>
      <text:p text:style-name="Standard">cd php</text:p>
      <text:p text:style-name="Standard">Criação de pasta para armazenar arquivo de site php</text:p>
      <text:p text:style-name="Standard"/>
      <text:p text:style-name="Standard">nano index.php</text:p>
      <text:p text:style-name="Standard">Criação de arquivo php (estrutura do arquivo no arquivo txt)</text:p>
      <text:p text:style-name="Standard"/>
      <text:p text:style-name="Standard">mkdir admin</text:p>
      <text:p text:style-name="Standard">cd admin</text:p>
      <text:p text:style-name="Standard">Criação de pasta para criação de arquivo .ini</text:p>
      <text:p text:style-name="Standard"/>
      <text:p text:style-name="Standard">nano uploads.ini</text:p>
      <text:p text:style-name="Standard">Criação do arquivo de inicialização (estrutura no arquivo .txt)</text:p>
      <text:p text:style-name="Standard"/>
      <text:p text:style-name="Standard">cd /compose</text:p>
      <text:p text:style-name="Standard">mkdir php-mysql</text:p>
      <text:p text:style-name="Standard">cd php-mysql</text:p>
      <text:p text:style-name="Standard">Criação de pasta onde ficará salvo o yaml</text:p>
      <text:p text:style-name="Standard"/>
      <text:p text:style-name="Standard">nano docker-compose.yml</text:p>
      <text:p text:style-name="Standard">Criação de compose (estrutura no arquivo .txt)</text:p>
      <text:p text:style-name="Standard"/>
      <text:p text:style-name="Standard">docker-compose up</text:p>
      <text:p text:style-name="Standard">Comando para executar o arquivo yml</text:p>
      <text:p text:style-name="Standard"><text:soft-page-break/></text:p>
      <text:p text:style-name="Standard">*********************</text:p>
      <text:p text:style-name="Standard"/>
      <text:p text:style-name="Standard">_Utilizando exemplos do Github do Docker_</text:p>
      <text:p text:style-name="Standard"/>
      <text:p text:style-name="Standard">Conta oficial docker compose no github: https://github.com/docker/awesome-compose</text:p>
      <text:p text:style-name="Standard"/>
      <text:p text:style-name="Standard">Arquivo utilizado: </text:p>
      <text:p text:style-name="Standard">https://github.com/docker/awesome-compose/blob/master/nextcloud-redis-mariadb/compose.yaml</text:p>
      <text:p text:style-name="Standard"/>
      <text:p text:style-name="Standard">cd /compose</text:p>
      <text:p text:style-name="Standard">mkdir cloud</text:p>
      <text:p text:style-name="Standard">cd cloud</text:p>
      <text:p text:style-name="Standard">nano docker-compose.yml</text:p>
      <text:p text:style-name="Standard">Criação de pasta cloud e criação de arquivo yml contendo as instruções do yml do link acima</text:p>
      <text:p text:style-name="Standard"/>
      <text:p text:style-name="Standard">Acessando o ip publico, na porta 80, irá abrir a página do NextCloud, pedindo para informar usuario admin e criar uma senha. Os arquivos que são salvos a partir da página ficarão salvas no volume informado</text:p>
      <text:p text:style-name="Standard"/>
      <text:p text:style-name="Standard">cd /var/lib/docker/volumes/cloud_db_data/_data/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23:28:57.832000000</dc:date>
    <meta:editing-duration>PT5S</meta:editing-duration>
    <meta:editing-cycles>1</meta:editing-cycles>
    <meta:document-statistic meta:table-count="0" meta:image-count="0" meta:object-count="0" meta:page-count="3" meta:paragraph-count="85" meta:word-count="355" meta:character-count="2640" meta:non-whitespace-character-count="2284"/>
    <meta:generator>LibreOffice/7.3.0.3$Windows_X86_64 LibreOffice_project/0f246aa12d0eee4a0f7adcefbf7c878fc2238db3</meta:generator>
  </office:meta>
</office:document-meta>
</file>